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draw:shadow="visible" draw:shadow-offset-x="0.021cm" draw:shadow-offset-y="0.021cm"/>
    </style:style>
    <style:style style:name="gr2" style:family="graphic" style:parent-style-name="standard">
      <style:graphic-properties svg:stroke-width="0.1cm" draw:marker-start="Symmetric_20_Arrow" draw:marker-start-width="0.45cm" draw:marker-end-width="0.45cm" draw:textarea-horizontal-align="center" draw:textarea-vertical-align="middle" fo:padding-top="0.175cm" fo:padding-bottom="0.175cm" fo:padding-left="0.3cm" fo:padding-right="0.3cm" draw:shadow="visible" draw:shadow-offset-x="0.021cm" draw:shadow-offset-y="0.021cm"/>
    </style:style>
    <style:style style:name="gr3" style:family="graphic" style:parent-style-name="standard">
      <style:graphic-properties svg:stroke-width="0.1cm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 draw:shadow="visible" draw:shadow-offset-x="0.021cm" draw:shadow-offset-y="0.021cm"/>
    </style:style>
    <style:style style:name="gr4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1cm" draw:shadow-offset-y="0.021cm"/>
    </style:style>
    <style:style style:name="gr5" style:family="graphic" style:parent-style-name="standard">
      <style:graphic-properties draw:fill-color="#008000" draw:textarea-horizontal-align="justify" draw:textarea-vertical-align="middle" draw:auto-grow-height="false" draw:shadow="visible" draw:shadow-offset-x="0.021cm" draw:shadow-offset-y="0.021cm"/>
    </style:style>
    <style:style style:name="gr6" style:family="graphic" style:parent-style-name="standard">
      <style:graphic-properties draw:fill-color="#000000" draw:textarea-vertical-align="middle" draw:auto-grow-height="false" fo:min-height="0.749cm" fo:min-width="0.499cm" draw:shadow="visible" draw:shadow-offset-x="0.021cm" draw:shadow-offset-y="0.02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17cm" svg:height="1.015cm" draw:transform="rotate (-1.60081598993008) translate (2.73cm 1.101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0.247cm" svg:y1="0.034cm" svg:x2="0.247cm" svg:y2="4.28cm">
          <text:p/>
        </draw:line>
        <draw:line draw:style-name="gr3" draw:text-style-name="P1" draw:layer="layout" svg:x1="7.747cm" svg:y1="4.28cm" svg:x2="0.247cm" svg:y2="4.28cm">
          <text:p/>
        </draw:line>
        <draw:line draw:style-name="gr4" draw:text-style-name="P1" draw:layer="layout" svg:x1="2.462cm" svg:y1="4.28cm" svg:x2="0.247cm" svg:y2="3.097cm">
          <text:p/>
        </draw:line>
        <draw:line draw:style-name="gr4" draw:text-style-name="P1" draw:layer="layout" svg:x1="2.463cm" svg:y1="4.28cm" svg:x2="3.462cm" svg:y2="4.28cm">
          <text:p/>
        </draw:line>
        <draw:line draw:style-name="gr4" draw:text-style-name="P1" draw:layer="layout" svg:x1="4.58cm" svg:y1="3.167cm" svg:x2="3.463cm" svg:y2="4.28cm">
          <text:p/>
        </draw:line>
        <draw:line draw:style-name="gr4" draw:text-style-name="P1" draw:layer="layout" svg:x1="4.581cm" svg:y1="3.168cm" svg:x2="6.033cm" svg:y2="3.167cm">
          <text:p/>
        </draw:line>
        <draw:custom-shape draw:style-name="gr5" draw:text-style-name="P1" draw:layer="layout" svg:width="0.8cm" svg:height="2.243cm" svg:x="3.02cm" svg:y="0.47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2.318cm" svg:height="2.303cm" draw:transform="rotate (0.733212818762679) translate (0.994cm 1.611cm)">
          <text:p/>
          <draw:enhanced-geometry svg:viewBox="0 0 21600 21600" draw:mirror-horizontal="true" draw:text-areas="?f2 ?f7 ?f1 ?f1 ?f7 ?f2 ?f1 ?f1" draw:type="mso-spt89" draw:modifiers="15496.4624676445 21590.681622088 6281.25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5.3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Linux OpenOffice.org_project/320m12$Build-9483</meta:generator>
    <dc:date>2010-04-18T15:32:42</dc:date>
    <meta:editing-duration>PT00H49M30S</meta:editing-duration>
    <meta:editing-cycles>18</meta:editing-cycles>
    <meta:document-statistic meta:object-count="9"/>
  </office:meta>
</office:document-meta>
</file>